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7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3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5" style:family="paragraph">
      <style:paragraph-properties fo:text-align="center"/>
      <style:text-properties fo:color="#111111" loext:opacity="100%" style:font-name="Hack Nerd Font Mono" fo:font-size="6pt" style:font-size-asian="6pt" style:font-size-complex="6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4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9pt" style:font-size-asian="9pt" style:font-size-complex="9pt"/>
    </style:style>
    <style:style style:name="T4" style:family="text">
      <style:text-properties fo:color="#111111" loext:opacity="100%" style:font-name="Hack Nerd Font Mono" fo:font-size="14pt" style:font-size-asian="9pt" style:font-size-complex="9pt"/>
    </style:style>
    <style:style style:name="T5" style:family="text">
      <style:text-properties fo:color="#111111" loext:opacity="100%" style:font-name="Hack Nerd Font Mono" fo:font-size="7pt" style:font-size-asian="7pt" style:font-size-complex="7pt"/>
    </style:style>
    <style:style style:name="T6" style:family="text">
      <style:text-properties fo:color="#111111" loext:opacity="100%" style:font-name="Hack Nerd Font Mono" fo:font-size="10pt" style:font-size-asian="12pt" style:font-size-complex="12pt"/>
    </style:style>
    <style:style style:name="T7" style:family="text">
      <style:text-properties fo:color="#111111" loext:opacity="100%" style:font-name="Hack Nerd Font Mono" fo:font-size="8pt" style:font-size-asian="8pt" style:font-size-complex="8pt"/>
    </style:style>
    <style:style style:name="T8" style:family="text">
      <style:text-properties fo:color="#111111" loext:opacity="100%" style:font-name="Hack Nerd Font Mono" fo:font-size="6pt" style:font-size-asian="6pt" style:font-size-complex="6pt"/>
    </style:style>
    <style:style style:name="T9" style:family="text">
      <style:text-properties fo:color="#111111" loext:opacity="100%" style:font-name="Hack Nerd Font Mono" fo:font-size="10pt" style:font-size-asian="14pt" style:font-size-complex="14pt"/>
    </style:style>
    <style:style style:name="T10" style:family="text">
      <style:text-properties fo:color="#111111" loext:opacity="100%" style:font-name="Hack Nerd Font Mono" fo:font-size="8pt" style:font-size-asian="14pt" style:font-size-complex="14pt"/>
    </style:style>
    <style:style style:name="T11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3.97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.95cm">
          <text:p text:style-name="P5"><text:span text:style-name="T3">Re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1.1cm" svg:y="3.225cm">
          <text:p text:style-name="P7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7.275cm" svg:y="5.475cm">
          <text:p text:style-name="P9"><text:span text:style-name="T5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2" draw:layer="layout" svg:width="3.3cm" svg:height="0.6cm" svg:x="0cm" svg:y="0cm">
          <text:p text:style-name="P11"><text:span text:style-name="T6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 text:style-name="P1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1.8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1.1cm" svg:y="9.75cm">
          <text:p text:style-name="P13"><text:span text:style-name="T7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6.2cm" svg:y="12.6cm">
          <text:p text:style-name="P13"><text:span text:style-name="T7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6cm" svg:y="13.35cm">
          <text:p text:style-name="P15"><text:span text:style-name="T8">[Space fr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275cm" svg:y="13.275cm">
          <text:p text:style-name="P15"><text:span text:style-name="T8">Unicod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7.8cm">
          <text:p text:style-name="P18"><text:span text:style-name="T9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6.2cm" svg:y="17.85cm">
          <text:p text:style-name="P13"><text:span text:style-name="T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1" draw:layer="layout" svg:width="1.2cm" svg:height="1.2cm" svg:x="16.2cm" svg:y="19.125cm">
          <text:p text:style-name="P20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1" draw:layer="layout" svg:width="1.2cm" svg:height="1.2cm" svg:x="14.925cm" svg:y="17.025cm">
          <text:p text:style-name="P20"><text:span text:style-name="T10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1" draw:layer="layout" svg:width="1.2cm" svg:height="1.2cm" svg:x="14.925cm" svg:y="18.3cm">
          <text:p text:style-name="P20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3" draw:layer="layout" svg:width="1.2cm" svg:height="1.2cm" svg:x="14.925cm" svg:y="19.575cm">
          <text:p text:style-name="P22"><text:span text:style-name="T7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1" draw:layer="layout" svg:width="1.2cm" svg:height="1.2cm" svg:x="13.65cm" svg:y="16.725cm">
          <text:p text:style-name="P20"><text:span text:style-name="T10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1" draw:layer="layout" svg:width="1.2cm" svg:height="1.2cm" svg:x="13.65cm" svg:y="18cm">
          <text:p text:style-name="P20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2cm" svg:height="1.2cm" svg:x="13.65cm" svg:y="19.275cm">
          <text:p text:style-name="P20"><text:span text:style-name="T10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17.1cm">
          <text:p text:style-name="P13"><text:span text:style-name="T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1" draw:layer="layout" svg:width="1.2cm" svg:height="1.2cm" svg:x="12.375cm" svg:y="18.375cm">
          <text:p text:style-name="P20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375cm" svg:y="19.65cm">
          <text:p text:style-name="P24"><text:span text:style-name="T10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20.4cm">
          <text:p text:style-name="P24"><text:span text:style-name="T10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15.6cm">
          <text:p text:style-name="P18"><text:span text:style-name="T9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5.7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5.7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7" draw:layer="layout" svg:width="1.2cm" svg:height="1.2cm" svg:x="4.425cm" svg:y="24.9cm">
          <text:p text:style-name="P26"><text:span text:style-name="T9">Wh</text:span></text:p>
          <text:p text:style-name="P26"><text:span text:style-name="T9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1" draw:layer="layout" svg:width="1.2cm" svg:height="1.2cm" svg:x="4.425cm" svg:y="26.175cm">
          <text:p text:style-name="P20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4.425cm" svg:y="27.45cm">
          <text:p text:style-name="P24"><text:span text:style-name="T10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7" draw:layer="layout" svg:width="1.2cm" svg:height="1.2cm" svg:x="3.15cm" svg:y="24.525cm">
          <text:p text:style-name="P26"><text:span text:style-name="T9">Wh</text:span></text:p>
          <text:p text:style-name="P26"><text:span text:style-name="T9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1" draw:layer="layout" svg:width="1.2cm" svg:height="1.2cm" svg:x="3.15cm" svg:y="25.8cm">
          <text:p text:style-name="P20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3.15cm" svg:y="27.075cm">
          <text:p text:style-name="P24"><text:span text:style-name="T10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1" draw:layer="layout" svg:width="1.2cm" svg:height="1.2cm" svg:x="1.875cm" svg:y="24.825cm">
          <text:p text:style-name="P20"><text:span text:style-name="T12">Wh</text:span></text:p>
          <text:p text:style-name="P20"><text:span text:style-name="T9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1" draw:layer="layout" svg:width="1.2cm" svg:height="1.2cm" svg:x="1.875cm" svg:y="26.1cm">
          <text:p text:style-name="P20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.875cm" svg:y="27.375cm">
          <text:p text:style-name="P24"><text:span text:style-name="T10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1" draw:layer="layout" svg:width="1.2cm" svg:height="1.2cm" svg:x="0.6cm" svg:y="25.65cm">
          <text:p text:style-name="P20"><text:span text:style-name="T13">Wh</text:span></text:p>
          <text:p text:style-name="P20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1" draw:layer="layout" svg:width="1.2cm" svg:height="1.2cm" svg:x="0.6cm" svg:y="26.925cm">
          <text:p text:style-name="P20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0.6cm" svg:y="28.2cm">
          <text:p text:style-name="P24"><text:span text:style-name="T10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4.925cm" svg:y="26.1cm">
          <text:p text:style-name="P24"><text:span text:style-name="T10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3.65cm" svg:y="25.8cm">
          <text:p text:style-name="P24"><text:span text:style-name="T10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375cm" svg:y="26.175cm">
          <text:p text:style-name="P24"><text:span text:style-name="T10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9.525cm" svg:y="28.875cm">
          <text:p text:style-name="P13"><text:span text:style-name="T7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8cm" svg:y="28.95cm">
          <text:p text:style-name="P13"><text:span text:style-name="T7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075cm" svg:y="29.025cm">
          <text:p text:style-name="P13"><text:span text:style-name="T7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23.4cm">
          <text:p text:style-name="P18"><text:span text:style-name="T9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3.45cm">
          <text:p text:style-name="P24"><text:span text:style-name="T10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4.725cm">
          <text:p text:style-name="P24"><text:span text:style-name="T10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2.625cm">
          <text:p text:style-name="P18"><text:span text:style-name="T9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3.9cm">
          <text:p text:style-name="P18"><text:span text:style-name="T9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5.1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2.325cm">
          <text:p text:style-name="P18"><text:span text:style-name="T9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3.6cm">
          <text:p text:style-name="P18"><text:span text:style-name="T9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4.875cm">
          <text:p text:style-name="P18"><text:span text:style-name="T9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2.7cm">
          <text:p text:style-name="P18"><text:span text:style-name="T9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3.9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5.25cm">
          <text:p text:style-name="P18"><text:span text:style-name="T9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6cm">
          <text:p text:style-name="P24"><text:span text:style-name="T10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31.2cm">
          <text:p text:style-name="P18"><text:span text:style-name="T9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1" draw:layer="layout" svg:width="1.2cm" svg:height="1.2cm" svg:x="4.42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1" draw:layer="layout" svg:width="1.2cm" svg:height="1.2cm" svg:x="4.42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1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1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39cm">
          <text:p text:style-name="P18"><text:span text:style-name="T9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18T16:19:02.014866670</dc:date>
    <meta:editing-duration>P2DT11H44M39S</meta:editing-duration>
    <meta:editing-cycles>158</meta:editing-cycles>
    <meta:generator>LibreOffice/24.2.6.2$Linux_X86_64 LibreOffice_project/420$Build-2</meta:generator>
    <meta:print-date>2024-04-12T20:24:17.618321522</meta:print-date>
    <meta:document-statistic meta:object-count="210"/>
  </office:meta>
</office:document-meta>
</file>